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b3b3b3" draw:textarea-horizontal-align="center" draw:textarea-vertical-align="middle"/>
    </style:style>
    <style:style style:name="gr2" style:family="graphic" style:parent-style-name="standard">
      <style:graphic-properties svg:stroke-color="#b3b3b3" draw:fill="solid" draw:fill-color="#ff9966" draw:textarea-horizontal-align="center" draw:textarea-vertical-align="middle"/>
    </style:style>
    <style:style style:name="gr3" style:family="graphic" style:parent-style-name="standard">
      <style:graphic-properties svg:stroke-width="0.051cm" svg:stroke-color="#b3b3b3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eb613d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8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ff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25cm" svg:stroke-color="#666666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4c4c4c" fo:font-size="20pt" style:font-size-asian="18pt" style:font-size-complex="18pt"/>
    </style:style>
    <style:style style:name="P3" style:family="paragraph">
      <style:paragraph-properties fo:text-align="center"/>
      <style:text-properties fo:color="#4c4c4c" fo:font-size="20pt" style:font-size-asian="18pt" style:font-size-complex="18pt"/>
    </style:style>
    <style:style style:name="P4" style:family="paragraph">
      <style:paragraph-properties fo:text-align="center"/>
      <style:text-properties fo:color="#4c4c4c" fo:font-size="2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4c4c4c" fo:font-size="13pt" style:font-size-asian="18pt" style:font-size-complex="18pt"/>
    </style:style>
    <style:style style:name="T1" style:family="text">
      <style:text-properties fo:color="#4c4c4c" fo:font-size="20pt" style:font-size-asian="18pt" style:font-size-complex="18pt"/>
    </style:style>
    <style:style style:name="T2" style:family="text">
      <style:text-properties fo:color="#4c4c4c" fo:font-size="13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2" draw:layer="layout" svg:width="3.629cm" svg:height="2.074cm" svg:x="5.709cm" svg:y="1.803cm" draw:corner-radius="0.813cm">
          <text:p text:style-name="P1"><text:span text:style-name="T1">AC</text:span></text:p>
        </draw:rect>
        <draw:circle draw:style-name="gr2" draw:text-style-name="P2" draw:id="id1" draw:layer="layout" svg:width="2.074cm" svg:height="2.074cm" svg:x="6.473cm" svg:y="5.923cm">
          <text:p text:style-name="P1"><text:span text:style-name="T1">LRA</text:span></text:p>
        </draw:circle>
        <draw:connector draw:style-name="gr3" draw:text-style-name="P3" draw:layer="layout" draw:type="line" svg:x1="7.51cm" svg:y1="5.923cm" svg:x2="7.523cm" svg:y2="3.877cm" draw:start-shape="id1" draw:start-glue-point="0" draw:end-shape="id2" draw:end-glue-point="2">
          <text:p text:style-name="P5"/>
        </draw:connector>
        <draw:rect draw:style-name="gr1" draw:text-style-name="P2" draw:id="id3" draw:layer="layout" svg:width="3.195cm" svg:height="1.612cm" svg:x="1.871cm" svg:y="10.449cm">
          <text:p text:style-name="P1"><text:span text:style-name="T1">Client 1</text:span></text:p>
        </draw:rect>
        <draw:rect draw:style-name="gr1" draw:text-style-name="P2" draw:id="id4" draw:layer="layout" svg:width="3.195cm" svg:height="1.613cm" svg:x="5.888cm" svg:y="10.449cm">
          <text:p text:style-name="P1"><text:span text:style-name="T1">Client 2</text:span></text:p>
        </draw:rect>
        <draw:rect draw:style-name="gr1" draw:text-style-name="P2" draw:id="id5" draw:layer="layout" svg:width="3.195cm" svg:height="1.613cm" svg:x="10.089cm" svg:y="10.45cm">
          <text:p text:style-name="P1"><text:span text:style-name="T1">Client 3</text:span></text:p>
        </draw:rect>
        <draw:connector draw:style-name="gr3" draw:text-style-name="P3" draw:layer="layout" draw:type="line" svg:x1="3.468cm" svg:y1="10.449cm" svg:x2="7.51cm" svg:y2="7.997cm" draw:start-shape="id3" draw:start-glue-point="0" draw:end-shape="id1" draw:end-glue-point="2">
          <text:p text:style-name="P5"/>
        </draw:connector>
        <draw:connector draw:style-name="gr3" draw:text-style-name="P3" draw:layer="layout" draw:type="line" svg:x1="7.485cm" svg:y1="10.449cm" svg:x2="7.51cm" svg:y2="7.997cm" draw:start-shape="id4" draw:start-glue-point="0" draw:end-shape="id1" draw:end-glue-point="2">
          <text:p text:style-name="P5"/>
        </draw:connector>
        <draw:connector draw:style-name="gr3" draw:text-style-name="P3" draw:layer="layout" draw:type="line" svg:x1="11.686cm" svg:y1="10.45cm" svg:x2="7.51cm" svg:y2="7.997cm" draw:start-shape="id5" draw:start-glue-point="0" draw:end-shape="id1" draw:end-glue-point="2">
          <text:p text:style-name="P5"/>
        </draw:connector>
        <draw:rect draw:style-name="gr1" draw:text-style-name="P2" draw:id="id7" draw:layer="layout" svg:width="3.629cm" svg:height="2.074cm" svg:x="15.885cm" svg:y="1.771cm" draw:corner-radius="0.813cm">
          <text:p text:style-name="P1"><text:span text:style-name="T1">AC 1</text:span></text:p>
        </draw:rect>
        <draw:circle draw:style-name="gr2" draw:text-style-name="P2" draw:id="id6" draw:layer="layout" svg:width="2.074cm" svg:height="2.074cm" svg:x="20.805cm" svg:y="5.923cm">
          <text:p text:style-name="P1"><text:span text:style-name="T1">LRA</text:span></text:p>
        </draw:circle>
        <draw:connector draw:style-name="gr4" draw:text-style-name="P3" draw:layer="layout" draw:type="line" svg:x1="21.842cm" svg:y1="5.923cm" svg:x2="17.699cm" svg:y2="3.845cm" draw:start-shape="id6" draw:start-glue-point="0" draw:end-shape="id7" draw:end-glue-point="2">
          <text:p text:style-name="P5"/>
        </draw:connector>
        <draw:rect draw:style-name="gr1" draw:text-style-name="P2" draw:id="id8" draw:layer="layout" svg:width="3.195cm" svg:height="1.612cm" svg:x="16.203cm" svg:y="10.449cm">
          <text:p text:style-name="P1"><text:span text:style-name="T1">Client 1</text:span></text:p>
        </draw:rect>
        <draw:rect draw:style-name="gr1" draw:text-style-name="P2" draw:id="id9" draw:layer="layout" svg:width="3.195cm" svg:height="1.613cm" svg:x="20.246cm" svg:y="10.449cm">
          <text:p text:style-name="P1"><text:span text:style-name="T1">Client 2</text:span></text:p>
        </draw:rect>
        <draw:rect draw:style-name="gr1" draw:text-style-name="P2" draw:id="id10" draw:layer="layout" svg:width="3.195cm" svg:height="1.613cm" svg:x="24.421cm" svg:y="10.45cm">
          <text:p text:style-name="P1"><text:span text:style-name="T1">Client 3</text:span></text:p>
        </draw:rect>
        <draw:connector draw:style-name="gr4" draw:text-style-name="P3" draw:layer="layout" draw:type="line" svg:x1="17.8cm" svg:y1="10.449cm" svg:x2="21.842cm" svg:y2="7.997cm" draw:start-shape="id8" draw:start-glue-point="0" draw:end-shape="id6" draw:end-glue-point="2">
          <text:p text:style-name="P5"/>
        </draw:connector>
        <draw:connector draw:style-name="gr5" draw:text-style-name="P3" draw:layer="layout" draw:type="line" svg:x1="21.843cm" svg:y1="10.449cm" svg:x2="21.842cm" svg:y2="7.997cm" draw:start-shape="id9" draw:start-glue-point="0" draw:end-shape="id6" draw:end-glue-point="2">
          <text:p text:style-name="P5"/>
        </draw:connector>
        <draw:connector draw:style-name="gr6" draw:text-style-name="P3" draw:layer="layout" draw:type="line" svg:x1="26.018cm" svg:y1="10.45cm" svg:x2="21.842cm" svg:y2="7.997cm" draw:start-shape="id10" draw:start-glue-point="0" draw:end-shape="id6" draw:end-glue-point="2">
          <text:p text:style-name="P5"/>
        </draw:connector>
        <draw:rect draw:style-name="gr1" draw:text-style-name="P2" draw:id="id11" draw:layer="layout" svg:width="3.629cm" svg:height="2.074cm" svg:x="20.012cm" svg:y="1.771cm" draw:corner-radius="0.813cm">
          <text:p text:style-name="P1"><text:span text:style-name="T1">AC 2</text:span></text:p>
        </draw:rect>
        <draw:rect draw:style-name="gr1" draw:text-style-name="P2" draw:id="id12" draw:layer="layout" svg:width="3.629cm" svg:height="2.074cm" svg:x="24.139cm" svg:y="1.771cm" draw:corner-radius="0.813cm">
          <text:p text:style-name="P1"><text:span text:style-name="T1">AC 3</text:span></text:p>
        </draw:rect>
        <draw:connector draw:style-name="gr6" draw:text-style-name="P4" draw:layer="layout" draw:type="line" svg:x1="21.842cm" svg:y1="5.923cm" svg:x2="21.826cm" svg:y2="3.845cm" draw:start-shape="id6" draw:start-glue-point="0" draw:end-shape="id11" draw:end-glue-point="2">
          <text:p text:style-name="P5"/>
        </draw:connector>
        <draw:connector draw:style-name="gr5" draw:text-style-name="P4" draw:layer="layout" draw:type="line" svg:x1="21.842cm" svg:y1="5.923cm" svg:x2="25.953cm" svg:y2="3.845cm" draw:start-shape="id6" draw:start-glue-point="0" draw:end-shape="id12" draw:end-glue-point="2">
          <text:p text:style-name="P5"/>
        </draw:connector>
        <draw:rect draw:style-name="gr7" draw:text-style-name="P4" draw:layer="layout" svg:width="12.726cm" svg:height="11.56cm" svg:x="1.322cm" svg:y="1.322cm">
          <text:p text:style-name="P5"/>
        </draw:rect>
        <draw:rect draw:style-name="gr7" draw:text-style-name="P4" draw:layer="layout" svg:width="12.726cm" svg:height="11.56cm" svg:x="15.464cm" svg:y="1.322cm">
          <text:p text:style-name="P5"/>
        </draw:rect>
        <draw:frame draw:style-name="gr8" draw:text-style-name="P6" draw:layer="layout" svg:width="2.966cm" svg:height="0.759cm" svg:x="1.448cm" svg:y="12.939cm">
          <draw:text-box>
            <text:p text:style-name="P5"><text:span text:style-name="T2">Aggrégation</text:span></text:p>
          </draw:text-box>
        </draw:frame>
        <draw:frame draw:style-name="gr8" draw:text-style-name="P6" draw:layer="layout" svg:width="2.229cm" svg:height="0.759cm" svg:x="15.634cm" svg:y="12.939cm">
          <draw:text-box>
            <text:p text:style-name="P5"><text:span text:style-name="T2">Routage</text:span></text:p>
          </draw:text-box>
        </draw:frame>
        <draw:rect draw:style-name="gr7" draw:text-style-name="P4" draw:layer="layout" svg:width="3.969cm" svg:height="0.819cm" svg:x="1.323cm" svg:y="12.883cm">
          <text:p text:style-name="P5"/>
        </draw:rect>
        <draw:rect draw:style-name="gr7" draw:text-style-name="P4" draw:layer="layout" svg:width="3.969cm" svg:height="0.819cm" svg:x="15.466cm" svg:y="12.883cm">
          <text:p text:style-name="P5"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5.24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03-21T12:37:57</meta:creation-date>
    <dc:date>2007-06-12T13:48:31</dc:date>
    <dc:language>en-US</dc:language>
    <meta:editing-cycles>4</meta:editing-cycles>
    <meta:editing-duration>PT16M45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